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7.6021in" fo:margin-left="0in" fo:margin-right="-0.0021in" table:align="margins"/>
    </style:style>
    <style:style style:name="Table8.A" style:family="table-column">
      <style:table-column-properties style:column-width="5.3257in" style:rel-column-width="45910*"/>
    </style:style>
    <style:style style:name="Table8.B" style:family="table-column">
      <style:table-column-properties style:column-width="2.2764in" style:rel-column-width="1962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6in" fo:margin-top="0in" fo:margin-bottom="0in" table:align="margins"/>
    </style:style>
    <style:style style:name="Table1.A" style:family="table-column">
      <style:table-column-properties style:column-width="2.1472in" style:rel-column-width="18518*"/>
    </style:style>
    <style:style style:name="Table1.B" style:family="table-column">
      <style:table-column-properties style:column-width="0.5799in" style:rel-column-width="5001*"/>
    </style:style>
    <style:style style:name="Table1.C" style:family="table-column">
      <style:table-column-properties style:column-width="1.1431in" style:rel-column-width="9857*"/>
    </style:style>
    <style:style style:name="Table1.D" style:family="table-column">
      <style:table-column-properties style:column-width="1.7271in" style:rel-column-width="14891*"/>
    </style:style>
    <style:style style:name="Table1.E" style:family="table-column">
      <style:table-column-properties style:column-width="2.0028in" style:rel-column-width="1726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7.6in" fo:margin-top="0in" fo:margin-bottom="0in" table:align="margins"/>
    </style:style>
    <style:style style:name="Table2.A" style:family="table-column">
      <style:table-column-properties style:column-width="2.1472in" style:rel-column-width="18518*"/>
    </style:style>
    <style:style style:name="Table2.B" style:family="table-column">
      <style:table-column-properties style:column-width="0.5799in" style:rel-column-width="5001*"/>
    </style:style>
    <style:style style:name="Table2.C" style:family="table-column">
      <style:table-column-properties style:column-width="1.1431in" style:rel-column-width="9857*"/>
    </style:style>
    <style:style style:name="Table2.D" style:family="table-column">
      <style:table-column-properties style:column-width="1.7271in" style:rel-column-width="14891*"/>
    </style:style>
    <style:style style:name="Table2.E" style:family="table-column">
      <style:table-column-properties style:column-width="2.0028in" style:rel-column-width="1726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P8" style:family="paragraph" style:parent-style-name="Table_20_Contents">
      <style:text-properties style:font-name="Segoe UI"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T1" style:family="text">
      <style:text-properties style:font-name="Segoe UI" fo:font-size="10.5pt" style:font-size-asian="10.5pt" style:font-size-complex="10.5pt"/>
    </style:style>
    <style:style style:name="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fo:font-size="10.5pt" style:font-size-asian="10.5pt" style:font-size-complex="10.5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7.6021in" fo:margin-left="0in" fo:margin-right="-0.0021in" table:align="margins"/>
    </style:style>
    <style:style style:name="_1Table8.A" style:family="table-column">
      <style:table-column-properties style:column-width="5.3257in" style:rel-column-width="45910*"/>
    </style:style>
    <style:style style:name="_1Table8.B" style:family="table-column">
      <style:table-column-properties style:column-width="2.2764in" style:rel-column-width="19625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B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" style:family="table">
      <style:table-properties style:width="7.6in" fo:margin-top="0in" fo:margin-bottom="0in" table:align="margins"/>
    </style:style>
    <style:style style:name="_1Table1.A" style:family="table-column">
      <style:table-column-properties style:column-width="2.1472in" style:rel-column-width="18518*"/>
    </style:style>
    <style:style style:name="_1Table1.B" style:family="table-column">
      <style:table-column-properties style:column-width="0.5799in" style:rel-column-width="5001*"/>
    </style:style>
    <style:style style:name="_1Table1.C" style:family="table-column">
      <style:table-column-properties style:column-width="1.1431in" style:rel-column-width="9857*"/>
    </style:style>
    <style:style style:name="_1Table1.D" style:family="table-column">
      <style:table-column-properties style:column-width="1.7271in" style:rel-column-width="14891*"/>
    </style:style>
    <style:style style:name="_1Table1.E" style:family="table-column">
      <style:table-column-properties style:column-width="2.0028in" style:rel-column-width="17268*"/>
    </style:style>
    <style:style style:name="_1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C1" style:family="table-cell">
      <style:table-cell-properties style:vertical-align="middle"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_1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7.6in" fo:margin-top="0in" fo:margin-bottom="0in" table:align="margins"/>
    </style:style>
    <style:style style:name="_1Table2.A" style:family="table-column">
      <style:table-column-properties style:column-width="2.1472in" style:rel-column-width="18518*"/>
    </style:style>
    <style:style style:name="_1Table2.B" style:family="table-column">
      <style:table-column-properties style:column-width="0.5799in" style:rel-column-width="5001*"/>
    </style:style>
    <style:style style:name="_1Table2.C" style:family="table-column">
      <style:table-column-properties style:column-width="1.1431in" style:rel-column-width="9857*"/>
    </style:style>
    <style:style style:name="_1Table2.D" style:family="table-column">
      <style:table-column-properties style:column-width="1.7271in" style:rel-column-width="14891*"/>
    </style:style>
    <style:style style:name="_1Table2.E" style:family="table-column">
      <style:table-column-properties style:column-width="2.0028in" style:rel-column-width="17268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E1" style:family="table-cell">
      <style:table-cell-properties style:vertical-align="middle" fo:padding="0.0382in" fo:border="0.0007in solid #000000"/>
    </style:style>
    <style:style style:name="_1Table2.C2" style:family="table-cell">
      <style:table-cell-properties fo:padding="0.0382in" fo:border-left="0.0007in solid #000000" fo:border-right="none" fo:border-top="none" fo:border-bottom="0.0007in solid #000000"/>
    </style:style>
    <style:style style:name="_1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_1P4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10.5pt" style:text-underline-style="none" style:font-size-asian="10.5pt" style:font-size-complex="10.5pt"/>
    </style:style>
    <style:style style:name="_1P8" style:family="paragraph" style:parent-style-name="Table_20_Contents">
      <style:text-properties style:font-name="Segoe UI" fo:font-size="10.5pt" style:font-size-asian="10.5pt" style:font-size-complex="10.5pt"/>
    </style:style>
    <style:style style:name="_1P9" style:family="paragraph" style:parent-style-name="Table_20_Contents">
      <style:paragraph-properties fo:text-align="center" style:justify-single-word="false"/>
      <style:text-properties style:font-name="Segoe UI" fo:font-size="10.5pt" style:font-size-asian="10.5pt" style:font-size-complex="10.5pt"/>
    </style:style>
    <style:style style:name="_1P10" style:family="paragraph" style:parent-style-name="Table_20_Contents">
      <style:paragraph-properties fo:text-align="center" style:justify-single-word="false"/>
      <style:text-properties style:font-name="Segoe UI" fo:font-size="10.5pt" fo:language="en" fo:country="GB" style:font-size-asian="10.5pt" style:font-size-complex="10.5pt"/>
    </style:style>
    <style:style style:name="_1P11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10.5pt" style:text-underline-style="none" style:font-size-asian="10.5pt" style:font-size-complex="10.5pt"/>
    </style:style>
    <style:style style:name="_1P12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10.5pt" style:text-underline-style="none" style:font-size-asian="10.5pt" style:font-size-complex="10.5pt"/>
    </style:style>
    <style:style style:name="_1T1" style:family="text">
      <style:text-properties style:font-name="Segoe UI" fo:font-size="10.5pt" style:font-size-asian="10.5pt" style:font-size-complex="10.5pt"/>
    </style:style>
    <style:style style:name="_1T2" style:family="text">
      <style:text-properties style:font-name="Segoe UI" fo:font-size="10.5pt" style:text-underline-style="solid" style:text-underline-width="auto" style:text-underline-color="font-color" style:font-size-asian="10.5pt" style:font-size-complex="10.5pt"/>
    </style:style>
    <style:style style:name="_1T3" style:family="text">
      <style:text-properties fo:font-size="10.5pt" style:font-size-asian="10.5pt" style:font-size-complex="10.5pt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7">Customer <text:s text:c="13"/>: <text:s/><text:span text:description="customer">TYLER ZELLER, GP</text:span></text:p>
            </table:table-cell>
            <table:table-cell table:style-name="Table8.B1" office:value-type="string">
              <text:p text:style-name="P5"><text:s/>Date <text:s text:c="16"/>: <text:s/><text:span text:description="date">2015-07-03</text:span></text:p>
            </table:table-cell>
          </table:table-row>
          <table:table-row>
            <table:table-cell table:style-name="Table8.A2" office:value-type="string">
              <text:p text:style-name="P7">Job Order &amp; DR# : <text:s/><text:span text:description="job">15P-07-5152, 15P-07-5153</text:span></text:p>
            </table:table-cell>
            <table:table-cell table:style-name="Table8.B2" office:value-type="string">
              <text:p text:style-name="P12">Fabric Style <text:s text:c="5"/>: <text:s text:c="2"/><text:span text:description="fabStyle">PONGEE</text:span></text:p>
            </table:table-cell>
          </table:table-row>
          <table:table-row>
            <table:table-cell table:style-name="Table8.A2" office:value-type="string">
              <text:p text:style-name="P5">Quantity <text:s text:c="15"/>: <text:s text:c="2"/><text:span text:description="quant">456 +678 </text:span></text:p>
            </table:table-cell>
            <table:table-cell table:style-name="Table8.B2" office:value-type="string">
              <text:p text:style-name="P3"><text:s/>Total Quantity : <text:s/><text:span text:description="total">1134</text:span></text:p>
            </table:table-cell>
          </table:table-row>
          <table:table-row>
            <table:table-cell table:style-name="Table8.A2" office:value-type="string">
              <text:p text:style-name="P7">Design Name <text:s text:c="6"/>: <text:s/><text:span text:description="desName">Peach Dressing</text:span></text:p>
            </table:table-cell>
            <table:table-cell table:style-name="Table8.B2" office:value-type="string">
              <text:p text:style-name="P11"><text:s/>Color <text:s text:c="15"/>: <text:s text:c="2"/><text:span text:description="color">Green</text:span></text:p>
            </table:table-cell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9">Laboratory Recipe</text:p>
            </table:table-cell>
            <table:covered-table-cell/>
            <table:table-cell table:style-name="Table1.C1" table:number-columns-spanned="3" office:value-type="string">
              <text:p text:style-name="P9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8">Colorway No :</text:p>
              <text:p text:style-name="P8">Screen No 1 : <text:span text:description="screen1">Aqua Orange</text:span></text:p>
            </table:table-cell>
            <table:covered-table-cell/>
            <table:table-cell table:style-name="Table1.C2" office:value-type="string">
              <text:p text:style-name="P9"><text:span text:description="kilo1">28.0</text:span> <text:s/>Kgs</text:p>
            </table:table-cell>
            <table:table-cell table:style-name="Table1.C2" office:value-type="string">
              <text:p text:style-name="P9">Actual</text:p>
            </table:table-cell>
            <table:table-cell table:style-name="Table1.E2" office:value-type="string">
              <text:p text:style-name="P9">Consumption</text:p>
            </table:table-cell>
          </table:table-row>
          <table:table-row>
            <table:table-cell table:style-name="Table1.A2" office:value-type="string">
              <text:p text:style-name="P8"/>
            </table:table-cell>
            <table:table-cell table:style-name="Table1.A2" office:value-type="string">
              <text:p text:style-name="P9">%</text:p>
            </table:table-cell>
            <table:table-cell table:style-name="Table1.A2" office:value-type="string">
              <text:p text:style-name="P9">Kg/prep'n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1">Blue</text:span></text:p>
            </table:table-cell>
            <table:table-cell table:style-name="Table1.A2" office:value-type="string">
              <text:p text:style-name="P10"><text:span text:description="per1_1">12.0</text:span></text:p>
            </table:table-cell>
            <table:table-cell table:style-name="Table1.A2" office:value-type="string">
              <text:p text:style-name="P10"><text:span text:description="kg1_1">3.36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 table:style-name="Table1.5">
            <table:table-cell table:style-name="Table1.A2" office:value-type="string">
              <text:p text:style-name="P10"><text:span text:description="screen1_2">ORANGE</text:span></text:p>
            </table:table-cell>
            <table:table-cell table:style-name="Table1.A2" office:value-type="string">
              <text:p text:style-name="P10"><text:span text:description="per1_2">5.0</text:span></text:p>
            </table:table-cell>
            <table:table-cell table:style-name="Table1.A2" office:value-type="string">
              <text:p text:style-name="P10"><text:span text:description="kg1_2">1.40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  <table:table-row>
            <table:table-cell table:style-name="Table1.A2" office:value-type="string">
              <text:p text:style-name="P10"><text:span text:description="screen1_3">FEG</text:span></text:p>
            </table:table-cell>
            <table:table-cell table:style-name="Table1.A2" office:value-type="string">
              <text:p text:style-name="P10"><text:span text:description="per1_3">6.0</text:span></text:p>
            </table:table-cell>
            <table:table-cell table:style-name="Table1.A2" office:value-type="string">
              <text:p text:style-name="P10"><text:span text:description="kg1_3">1.68</text:span></text:p>
            </table:table-cell>
            <table:table-cell table:style-name="Table1.A2" office:value-type="string">
              <text:p text:style-name="P8"/>
            </table:table-cell>
            <table:table-cell table:style-name="Table1.E3" office:value-type="string">
              <text:p text:style-name="P8"/>
            </table:table-cell>
          </table:table-row>
        </table:table>
        <text:section text:style-name="Sect2" text:name="Sec3">
          <text:p text:style-name="P4"><text:tab/><text:tab/><text:span text:style-name="T3"><text:tab/></text:span><text:span text:style-name="T1">Binder : <text:s/></text:span><text:span text:style-name="T2"><text:span text:description="bind1">3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2</text:span> : <text:span text:description="m.get(&quot;screen2&quot;)">Green Yellow</text:span></text:p>
          </table:table-cell>
          <table:covered-table-cell/>
          <table:table-cell table:style-name="Table2.C1" office:value-type="string">
            <text:p text:style-name="P9"><text:span text:description="m.get(&quot;kil2&quot;)">44.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Blue</text:span></text:p>
          </table:table-cell>
          <table:table-cell table:style-name="Table2.A1" office:value-type="string">
            <text:p text:style-name="P10"><text:span text:description="m.get(&quot;per1&quot;)">65.00</text:span></text:p>
          </table:table-cell>
          <table:table-cell table:style-name="Table2.C2" office:value-type="string">
            <text:p text:style-name="P10"><text:span text:description="m.get(&quot;kilo1&quot;)">28.60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>RED</text:span></text:p>
          </table:table-cell>
          <table:table-cell table:style-name="Table2.C2" office:value-type="string">
            <text:p text:style-name="P10"><text:span text:description="m.get(&quot;per2&quot;)">6.00</text:span></text:p>
          </table:table-cell>
          <table:table-cell table:style-name="Table2.C2" office:value-type="string">
            <text:p text:style-name="P10"><text:span text:description="m.get(&quot;kilo2&quot;)">2.6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3</text:span> : <text:span text:description="m.get(&quot;screen2&quot;)">Magenta Red</text:span></text:p>
          </table:table-cell>
          <table:covered-table-cell/>
          <table:table-cell table:style-name="Table2.C1" office:value-type="string">
            <text:p text:style-name="P9"><text:span text:description="m.get(&quot;kil2&quot;)">14.0</text:span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>BLUE GREEN</text:span></text:p>
          </table:table-cell>
          <table:table-cell table:style-name="Table2.A1" office:value-type="string">
            <text:p text:style-name="P10"><text:span text:description="m.get(&quot;per1&quot;)">56.00</text:span></text:p>
          </table:table-cell>
          <table:table-cell table:style-name="Table2.C2" office:value-type="string">
            <text:p text:style-name="P10"><text:span text:description="m.get(&quot;kilo1&quot;)">7.84</text:span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3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4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5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6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8">Screen No <text:span text:description="m.get(&quot;no&quot;)">7</text:span> : <text:span text:description="m.get(&quot;screen2&quot;)"/></text:p>
          </table:table-cell>
          <table:covered-table-cell/>
          <table:table-cell table:style-name="Table2.C1" office:value-type="string">
            <text:p text:style-name="P9"><text:span text:description="m.get(&quot;kil2&quot;)"/> <text:s/>Kgs</text:p>
          </table:table-cell>
          <table:table-cell table:style-name="Table2.C1" office:value-type="string">
            <text:p text:style-name="P9">Actual</text:p>
          </table:table-cell>
          <table:table-cell table:style-name="Table2.E1" office:value-type="string">
            <text:p text:style-name="P9">Consumption</text:p>
          </table:table-cell>
        </table:table-row>
        <table:table-row>
          <table:table-cell table:style-name="Table2.A1" office:value-type="string">
            <text:p text:style-name="P10"><text:span text:description="m.get(&quot;name1&quot;)"/></text:p>
          </table:table-cell>
          <table:table-cell table:style-name="Table2.A1" office:value-type="string">
            <text:p text:style-name="P10"><text:span text:description="m.get(&quot;per1&quot;)"/></text:p>
          </table:table-cell>
          <table:table-cell table:style-name="Table2.C2" office:value-type="string">
            <text:p text:style-name="P10"><text:span text:description="m.get(&quot;kilo1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2&quot;)"/></text:p>
          </table:table-cell>
          <table:table-cell table:style-name="Table2.C2" office:value-type="string">
            <text:p text:style-name="P10"><text:span text:description="m.get(&quot;per2&quot;)"/></text:p>
          </table:table-cell>
          <table:table-cell table:style-name="Table2.C2" office:value-type="string">
            <text:p text:style-name="P10"><text:span text:description="m.get(&quot;kilo2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C2" office:value-type="string">
            <text:p text:style-name="P10"><text:span text:description="m.get(&quot;name3&quot;)"/></text:p>
          </table:table-cell>
          <table:table-cell table:style-name="Table2.C2" office:value-type="string">
            <text:p text:style-name="P10"><text:span text:description="m.get(&quot;per3&quot;)"/></text:p>
          </table:table-cell>
          <table:table-cell table:style-name="Table2.C2" office:value-type="string">
            <text:p text:style-name="P10"><text:span text:description="m.get(&quot;kilo3&quot;)"/></text:p>
          </table:table-cell>
          <table:table-cell table:style-name="Table2.C2" office:value-type="string">
            <text:p text:style-name="P8"/>
          </table:table-cell>
          <table:table-cell table:style-name="Table2.E2" office:value-type="string">
            <text:p text:style-name="P8"/>
          </table:table-cell>
        </table:table-row>
      </table:table>
      <text:p text:style-name="P4"><text:tab/><text:tab/><text:tab/><text:span text:style-name="T1">Binder : <text:s/></text:span><text:span text:style-name="T2"><text:span text:description="m.get(&quot;bind2&quot;)">___</text:span></text:span><text:span text:style-name="T1"> %</text:span></text:p>
      <text:p text:style-name="PageBreak"/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row>
            <table:table-cell table:style-name="_1Table8.A1" office:value-type="string">
              <text:p text:style-name="_1P7">Customer <text:s text:c="13"/>: <text:s/><text:span text:description="customer">467HJYJY, GP</text:span></text:p>
            </table:table-cell>
            <table:table-cell table:style-name="_1Table8.B1" office:value-type="string">
              <text:p text:style-name="_1P5"><text:s/>Date <text:s text:c="16"/>: <text:s/><text:span text:description="date">2015-07-03</text:span></text:p>
            </table:table-cell>
          </table:table-row>
          <table:table-row>
            <table:table-cell table:style-name="_1Table8.A2" office:value-type="string">
              <text:p text:style-name="_1P7">Job Order &amp; DR# : <text:s/><text:span text:description="job">15P-07-6578, 15P-07-9006</text:span></text:p>
            </table:table-cell>
            <table:table-cell table:style-name="_1Table8.B2" office:value-type="string">
              <text:p text:style-name="_1P12">Fabric Style <text:s text:c="5"/>: <text:s text:c="2"/><text:span text:description="fabStyle">PONGEE</text:span></text:p>
            </table:table-cell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568 +560 </text:span></text:p>
            </table:table-cell>
            <table:table-cell table:style-name="_1Table8.B2" office:value-type="string">
              <text:p text:style-name="_1P3"><text:s/>Total Quantity : <text:s/><text:span text:description="total">1128</text:span></text:p>
            </table:table-cell>
          </table:table-row>
          <table:table-row>
            <table:table-cell table:style-name="_1Table8.A2" office:value-type="string">
              <text:p text:style-name="_1P7">Design Name <text:s text:c="6"/>: <text:s/><text:span text:description="desName">Peach Dressing</text:span></text:p>
            </table:table-cell>
            <table:table-cell table:style-name="_1Table8.B2" office:value-type="string">
              <text:p text:style-name="_1P11"><text:s/>Color <text:s text:c="15"/>: <text:s text:c="2"/><text:span text:description="color">Blue</text:span></text:p>
            </table:table-cell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/>
          <table:table-row>
            <table:table-cell table:style-name="_1Table1.A1" table:number-columns-spanned="2" office:value-type="string">
              <text:p text:style-name="_1P9">Laboratory Recipe</text:p>
            </table:table-cell>
            <table:covered-table-cell/>
            <table:table-cell table:style-name="_1Table1.C1" table:number-columns-spanned="3" office:value-type="string">
              <text:p text:style-name="_1P9">Production Recipe</text:p>
            </table:table-cell>
            <table:covered-table-cell/>
            <table:covered-table-cell/>
          </table:table-row>
          <table:table-row table:style-name="_1Table1.2">
            <table:table-cell table:style-name="_1Table1.A2" table:number-columns-spanned="2" office:value-type="string">
              <text:p text:style-name="_1P8">Colorway No :</text:p>
              <text:p text:style-name="_1P8">Screen No 1 : <text:span text:description="screen1">Aqua Orange</text:span></text:p>
            </table:table-cell>
            <table:covered-table-cell/>
            <table:table-cell table:style-name="_1Table1.C2" office:value-type="string">
              <text:p text:style-name="_1P9"><text:span text:description="kilo1">0.0</text:span> <text:s/>Kgs</text:p>
            </table:table-cell>
            <table:table-cell table:style-name="_1Table1.C2" office:value-type="string">
              <text:p text:style-name="_1P9">Actual</text:p>
            </table:table-cell>
            <table:table-cell table:style-name="_1Table1.E2" office:value-type="string">
              <text:p text:style-name="_1P9">Consumption</text:p>
            </table:table-cell>
          </table:table-row>
          <table:table-row>
            <table:table-cell table:style-name="_1Table1.A2" office:value-type="string">
              <text:p text:style-name="_1P8"/>
            </table:table-cell>
            <table:table-cell table:style-name="_1Table1.A2" office:value-type="string">
              <text:p text:style-name="_1P9">%</text:p>
            </table:table-cell>
            <table:table-cell table:style-name="_1Table1.A2" office:value-type="string">
              <text:p text:style-name="_1P9">Kg/prep'n</text:p>
            </table:table-cell>
            <table:table-cell table:style-name="_1Table1.A2" office:value-type="string">
              <text:p text:style-name="_1P8"/>
            </table:table-cell>
            <table:table-cell table:style-name="_1Table1.E3" office:value-type="string">
              <text:p text:style-name="_1P8"/>
            </table:table-cell>
          </table:table-row>
          <table:table-row>
            <table:table-cell table:style-name="_1Table1.A2" office:value-type="string">
              <text:p text:style-name="_1P10"><text:span text:description="screen1_1">Blue</text:span></text:p>
            </table:table-cell>
            <table:table-cell table:style-name="_1Table1.A2" office:value-type="string">
              <text:p text:style-name="_1P10"><text:span text:description="per1_1">12.0</text:span></text:p>
            </table:table-cell>
            <table:table-cell table:style-name="_1Table1.A2" office:value-type="string">
              <text:p text:style-name="_1P10"><text:span text:description="kg1_1">0.00</text:span></text:p>
            </table:table-cell>
            <table:table-cell table:style-name="_1Table1.A2" office:value-type="string">
              <text:p text:style-name="_1P8"/>
            </table:table-cell>
            <table:table-cell table:style-name="_1Table1.E3" office:value-type="string">
              <text:p text:style-name="_1P8"/>
            </table:table-cell>
          </table:table-row>
          <table:table-row table:style-name="_1Table1.5">
            <table:table-cell table:style-name="_1Table1.A2" office:value-type="string">
              <text:p text:style-name="_1P10"><text:span text:description="screen1_2">ORANGE</text:span></text:p>
            </table:table-cell>
            <table:table-cell table:style-name="_1Table1.A2" office:value-type="string">
              <text:p text:style-name="_1P10"><text:span text:description="per1_2">5.0</text:span></text:p>
            </table:table-cell>
            <table:table-cell table:style-name="_1Table1.A2" office:value-type="string">
              <text:p text:style-name="_1P10"><text:span text:description="kg1_2">0.00</text:span></text:p>
            </table:table-cell>
            <table:table-cell table:style-name="_1Table1.A2" office:value-type="string">
              <text:p text:style-name="_1P8"/>
            </table:table-cell>
            <table:table-cell table:style-name="_1Table1.E3" office:value-type="string">
              <text:p text:style-name="_1P8"/>
            </table:table-cell>
          </table:table-row>
          <table:table-row>
            <table:table-cell table:style-name="_1Table1.A2" office:value-type="string">
              <text:p text:style-name="_1P10"><text:span text:description="screen1_3">FEG</text:span></text:p>
            </table:table-cell>
            <table:table-cell table:style-name="_1Table1.A2" office:value-type="string">
              <text:p text:style-name="_1P10"><text:span text:description="per1_3">6.0</text:span></text:p>
            </table:table-cell>
            <table:table-cell table:style-name="_1Table1.A2" office:value-type="string">
              <text:p text:style-name="_1P10"><text:span text:description="kg1_3">0.00</text:span></text:p>
            </table:table-cell>
            <table:table-cell table:style-name="_1Table1.A2" office:value-type="string">
              <text:p text:style-name="_1P8"/>
            </table:table-cell>
            <table:table-cell table:style-name="_1Table1.E3" office:value-type="string">
              <text:p text:style-name="_1P8"/>
            </table:table-cell>
          </table:table-row>
        </table:table>
        <text:section text:style-name="_1Sect2" text:name="_1Sec3">
          <text:p text:style-name="_1P4"><text:tab/><text:tab/><text:span text:style-name="_1T3"><text:tab/></text:span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2</text:span> : <text:span text:description="m.get(&quot;screen2&quot;)">Mage Red</text:span></text:p>
          </table:table-cell>
          <table:covered-table-cell/>
          <table:table-cell table:style-name="_1Table2.C1" office:value-type="string">
            <text:p text:style-name="_1P9"><text:span text:description="m.get(&quot;kil2&quot;)">12.0</text:span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>BLUE GREEN</text:span></text:p>
          </table:table-cell>
          <table:table-cell table:style-name="_1Table2.A1" office:value-type="string">
            <text:p text:style-name="_1P10"><text:span text:description="m.get(&quot;per1&quot;)">4.00</text:span></text:p>
          </table:table-cell>
          <table:table-cell table:style-name="_1Table2.C2" office:value-type="string">
            <text:p text:style-name="_1P10"><text:span text:description="m.get(&quot;kilo1&quot;)">0.48</text:span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>RED</text:span></text:p>
          </table:table-cell>
          <table:table-cell table:style-name="_1Table2.C2" office:value-type="string">
            <text:p text:style-name="_1P10"><text:span text:description="m.get(&quot;per2&quot;)">6.00</text:span></text:p>
          </table:table-cell>
          <table:table-cell table:style-name="_1Table2.C2" office:value-type="string">
            <text:p text:style-name="_1P10"><text:span text:description="m.get(&quot;kilo2&quot;)">0.72</text:span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3</text:span> : <text:span text:description="m.get(&quot;screen2&quot;)">Stars Blue</text:span></text:p>
          </table:table-cell>
          <table:covered-table-cell/>
          <table:table-cell table:style-name="_1Table2.C1" office:value-type="string">
            <text:p text:style-name="_1P9"><text:span text:description="m.get(&quot;kil2&quot;)">23.0</text:span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>Blue</text:span></text:p>
          </table:table-cell>
          <table:table-cell table:style-name="_1Table2.A1" office:value-type="string">
            <text:p text:style-name="_1P10"><text:span text:description="m.get(&quot;per1&quot;)">3.00</text:span></text:p>
          </table:table-cell>
          <table:table-cell table:style-name="_1Table2.C2" office:value-type="string">
            <text:p text:style-name="_1P10"><text:span text:description="m.get(&quot;kilo1&quot;)">0.69</text:span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/></text:p>
          </table:table-cell>
          <table:table-cell table:style-name="_1Table2.C2" office:value-type="string">
            <text:p text:style-name="_1P10"><text:span text:description="m.get(&quot;per2&quot;)"/></text:p>
          </table:table-cell>
          <table:table-cell table:style-name="_1Table2.C2" office:value-type="string">
            <text:p text:style-name="_1P10"><text:span text:description="m.get(&quot;kilo2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4</text:span> : <text:span text:description="m.get(&quot;screen2&quot;)"/></text:p>
          </table:table-cell>
          <table:covered-table-cell/>
          <table:table-cell table:style-name="_1Table2.C1" office:value-type="string">
            <text:p text:style-name="_1P9"><text:span text:description="m.get(&quot;kil2&quot;)"/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/></text:p>
          </table:table-cell>
          <table:table-cell table:style-name="_1Table2.A1" office:value-type="string">
            <text:p text:style-name="_1P10"><text:span text:description="m.get(&quot;per1&quot;)"/></text:p>
          </table:table-cell>
          <table:table-cell table:style-name="_1Table2.C2" office:value-type="string">
            <text:p text:style-name="_1P10"><text:span text:description="m.get(&quot;kilo1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/></text:p>
          </table:table-cell>
          <table:table-cell table:style-name="_1Table2.C2" office:value-type="string">
            <text:p text:style-name="_1P10"><text:span text:description="m.get(&quot;per2&quot;)"/></text:p>
          </table:table-cell>
          <table:table-cell table:style-name="_1Table2.C2" office:value-type="string">
            <text:p text:style-name="_1P10"><text:span text:description="m.get(&quot;kilo2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5</text:span> : <text:span text:description="m.get(&quot;screen2&quot;)"/></text:p>
          </table:table-cell>
          <table:covered-table-cell/>
          <table:table-cell table:style-name="_1Table2.C1" office:value-type="string">
            <text:p text:style-name="_1P9"><text:span text:description="m.get(&quot;kil2&quot;)"/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/></text:p>
          </table:table-cell>
          <table:table-cell table:style-name="_1Table2.A1" office:value-type="string">
            <text:p text:style-name="_1P10"><text:span text:description="m.get(&quot;per1&quot;)"/></text:p>
          </table:table-cell>
          <table:table-cell table:style-name="_1Table2.C2" office:value-type="string">
            <text:p text:style-name="_1P10"><text:span text:description="m.get(&quot;kilo1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/></text:p>
          </table:table-cell>
          <table:table-cell table:style-name="_1Table2.C2" office:value-type="string">
            <text:p text:style-name="_1P10"><text:span text:description="m.get(&quot;per2&quot;)"/></text:p>
          </table:table-cell>
          <table:table-cell table:style-name="_1Table2.C2" office:value-type="string">
            <text:p text:style-name="_1P10"><text:span text:description="m.get(&quot;kilo2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6</text:span> : <text:span text:description="m.get(&quot;screen2&quot;)"/></text:p>
          </table:table-cell>
          <table:covered-table-cell/>
          <table:table-cell table:style-name="_1Table2.C1" office:value-type="string">
            <text:p text:style-name="_1P9"><text:span text:description="m.get(&quot;kil2&quot;)"/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/></text:p>
          </table:table-cell>
          <table:table-cell table:style-name="_1Table2.A1" office:value-type="string">
            <text:p text:style-name="_1P10"><text:span text:description="m.get(&quot;per1&quot;)"/></text:p>
          </table:table-cell>
          <table:table-cell table:style-name="_1Table2.C2" office:value-type="string">
            <text:p text:style-name="_1P10"><text:span text:description="m.get(&quot;kilo1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/></text:p>
          </table:table-cell>
          <table:table-cell table:style-name="_1Table2.C2" office:value-type="string">
            <text:p text:style-name="_1P10"><text:span text:description="m.get(&quot;per2&quot;)"/></text:p>
          </table:table-cell>
          <table:table-cell table:style-name="_1Table2.C2" office:value-type="string">
            <text:p text:style-name="_1P10"><text:span text:description="m.get(&quot;kilo2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___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/>
        <table:table-row table:style-name="_1Table2.1">
          <table:table-cell table:style-name="_1Table2.A1" table:number-columns-spanned="2" office:value-type="string">
            <text:p text:style-name="_1P8">Screen No <text:span text:description="m.get(&quot;no&quot;)">7</text:span> : <text:span text:description="m.get(&quot;screen2&quot;)"/></text:p>
          </table:table-cell>
          <table:covered-table-cell/>
          <table:table-cell table:style-name="_1Table2.C1" office:value-type="string">
            <text:p text:style-name="_1P9"><text:span text:description="m.get(&quot;kil2&quot;)"/> <text:s/>Kgs</text:p>
          </table:table-cell>
          <table:table-cell table:style-name="_1Table2.C1" office:value-type="string">
            <text:p text:style-name="_1P9">Actual</text:p>
          </table:table-cell>
          <table:table-cell table:style-name="_1Table2.E1" office:value-type="string">
            <text:p text:style-name="_1P9">Consumption</text:p>
          </table:table-cell>
        </table:table-row>
        <table:table-row>
          <table:table-cell table:style-name="_1Table2.A1" office:value-type="string">
            <text:p text:style-name="_1P10"><text:span text:description="m.get(&quot;name1&quot;)"/></text:p>
          </table:table-cell>
          <table:table-cell table:style-name="_1Table2.A1" office:value-type="string">
            <text:p text:style-name="_1P10"><text:span text:description="m.get(&quot;per1&quot;)"/></text:p>
          </table:table-cell>
          <table:table-cell table:style-name="_1Table2.C2" office:value-type="string">
            <text:p text:style-name="_1P10"><text:span text:description="m.get(&quot;kilo1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2&quot;)"/></text:p>
          </table:table-cell>
          <table:table-cell table:style-name="_1Table2.C2" office:value-type="string">
            <text:p text:style-name="_1P10"><text:span text:description="m.get(&quot;per2&quot;)"/></text:p>
          </table:table-cell>
          <table:table-cell table:style-name="_1Table2.C2" office:value-type="string">
            <text:p text:style-name="_1P10"><text:span text:description="m.get(&quot;kilo2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  <table:table-row>
          <table:table-cell table:style-name="_1Table2.C2" office:value-type="string">
            <text:p text:style-name="_1P10"><text:span text:description="m.get(&quot;name3&quot;)"/></text:p>
          </table:table-cell>
          <table:table-cell table:style-name="_1Table2.C2" office:value-type="string">
            <text:p text:style-name="_1P10"><text:span text:description="m.get(&quot;per3&quot;)"/></text:p>
          </table:table-cell>
          <table:table-cell table:style-name="_1Table2.C2" office:value-type="string">
            <text:p text:style-name="_1P10"><text:span text:description="m.get(&quot;kilo3&quot;)"/></text:p>
          </table:table-cell>
          <table:table-cell table:style-name="_1Table2.C2" office:value-type="string">
            <text:p text:style-name="_1P8"/>
          </table:table-cell>
          <table:table-cell table:style-name="_1Table2.E2" office:value-type="string">
            <text:p text:style-name="_1P8"/>
          </table:table-cell>
        </table:table-row>
      </table:table>
      <text:p text:style-name="_1P4"><text:tab/><text:tab/><text:tab/><text:span text:style-name="_1T1">Binder : <text:s/></text:span><text:span text:style-name="_1T2"><text:span text:description="m.get(&quot;bind2&quot;)">___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1">
      <style:page-layout-properties fo:page-width="8.5in" fo:page-height="13in" style:num-format="1" style:print-orientation="portrait" fo:margin-top="0.2866in" fo:margin-bottom="0.0709in" fo:margin-left="0.45in" fo:margin-right="0.45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Remarks : <text:s text:c="6"/>___________________________________________________________________________________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7-07T15:29:41.86</dc:date>
    <dc:creator>Eldridge Tan</dc:creator>
    <meta:editing-duration>P3DT9H8M55S</meta:editing-duration>
    <meta:editing-cycles>64</meta:editing-cycles>
    <meta:generator>jOpenDocument/1.4rc2</meta:generator>
    <meta:user-defined meta:name="SingleXMLDocument_count" meta:value-type="float">1</meta:user-defined>
  </office:meta>
</office:document-meta>
</file>